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b8e" officeooo:paragraph-rsid="00081b8e"/>
    </style:style>
    <style:style style:name="P2" style:family="paragraph" style:parent-style-name="Standard">
      <style:text-properties fo:font-weight="bold" officeooo:rsid="00081b8e" officeooo:paragraph-rsid="00081b8e" style:font-weight-asian="bold" style:font-weight-complex="bold"/>
    </style:style>
    <style:style style:name="P3" style:family="paragraph" style:parent-style-name="Standard">
      <style:text-properties fo:font-weight="bold" officeooo:rsid="000b653e" officeooo:paragraph-rsid="000b653e" style:font-weight-asian="bold" style:font-weight-complex="bold"/>
    </style:style>
    <style:style style:name="P4" style:family="paragraph" style:parent-style-name="Standard">
      <style:text-properties fo:font-style="italic" officeooo:rsid="000b653e" officeooo:paragraph-rsid="000b653e" style:font-style-asian="italic" style:font-style-complex="italic"/>
    </style:style>
    <style:style style:name="P5" style:family="paragraph" style:parent-style-name="Standard">
      <style:text-properties officeooo:rsid="000b653e" officeooo:paragraph-rsid="000b653e"/>
    </style:style>
    <style:style style:name="P6" style:family="paragraph" style:parent-style-name="Standard">
      <style:text-properties fo:font-weight="normal" officeooo:rsid="00081b8e" officeooo:paragraph-rsid="00081b8e" style:font-weight-asian="normal" style:font-weight-complex="normal"/>
    </style:style>
    <style:style style:name="P7" style:family="paragraph" style:parent-style-name="Standard">
      <style:text-properties fo:font-weight="normal" officeooo:rsid="000b653e" officeooo:paragraph-rsid="000b653e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officeooo:rsid="00081b8e" officeooo:paragraph-rsid="00081b8e"/>
    </style:style>
    <style:style style:name="P9" style:family="paragraph" style:parent-style-name="Standard">
      <style:text-properties style:text-underline-style="solid" style:text-underline-width="auto" style:text-underline-color="font-color" officeooo:rsid="000b653e" officeooo:paragraph-rsid="000b653e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0b653e" officeooo:paragraph-rsid="000b653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Home</text:p>
      <text:p text:style-name="P3"><text:span text:style-name="T2"/></text:p>
      <text:p text:style-name="P3"><text:span text:style-name="T2"/></text:p>
      <text:p text:style-name="Standard"/>
      <text:p text:style-name="P2">Gotta go fast! / Gotta jet!</text:p>
      <text:p text:style-name="P2">Got a need for speed?</text:p>
      <text:p text:style-name="P2">Need for speed!</text:p>
      <text:p text:style-name="P1"/>
      <text:p text:style-name="P1">Choose your platform!</text:p>
      <text:p text:style-name="P1">animated:</text:p>
      <text:p text:style-name="P8">Bouncing Penguin</text:p>
      <text:p text:style-name="P8">Waving Flag</text:p>
      <text:p text:style-name="P8">Rotting Apple</text:p>
      <text:p text:style-name="P9">Miscellanious programs</text:p>
      <text:p text:style-name="P1"/>
      <text:p text:style-name="P4">Sections for keybinds and efficiency</text:p>
      <text:p text:style-name="P1"/>
      <text:p text:style-name="P7"/>
      <text:p text:style-name="P3">External</text:p>
      <text:p text:style-name="P10">Educational Resources</text:p>
      <text:p text:style-name="P9">Practice Tools</text:p>
      <text:p text:style-name="P9"/>
      <text:p text:style-name="P1"><text:line-break/><text:span text:style-name="T1">About</text:span></text:p>
      <text:p text:style-name="P6"/>
      <text:p text:style-name="P6"/>
      <text:p text:style-name="P6"/>
      <text:p text:style-name="P5"><text:span text:style-name="T1">Contact</text:span>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7T15:17:12.883000000</meta:creation-date>
    <dc:date>2021-11-07T16:46:17.470000000</dc:date>
    <meta:editing-duration>PT1H8M43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6" meta:word-count="39" meta:character-count="251" meta:non-whitespace-character-count="227"/>
  </office:meta>
</office:document-meta>
</file>